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OMANS 8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BELIEVER HAS A NEW POSITION (8:1-8).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BELIEVER HAS A NEW POSITION (8:1-8).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Our position in regard to the Son of God (8:1-3):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Our position in regard to the Son of God (8:1-3):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miracle involved (8:1, 3a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means involved (8:2, 3b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BELIEVER HAS A NEW POSITION (8:1-8).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Our position in regard to the Son of God (8:1-3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Our position in regard to the law of God (8:4-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ROMANS 8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THE BELIEVER HAS A NEW POSITION (8:1-8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BELIEVER HAS A NEW GUEST (8:9-14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2-tx-Title-and-Text" presentation:presentation-page-layout-name="Master1-PPL12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BELIEVER HAS A NEW GUEST (8:9-14).<text:s text:c="1"/></text:span><text:span text:style-name="a549" text:class-names=""/></text:p>
          </draw:text-box>
          <svg:title/>
          <svg:desc/>
        </draw:frame>
        <draw:frame draw:id="id101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Who he is (8:9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What he does (8:10-14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7" draw:style-name="a562" draw:master-page-name="Master1-Layout12-tx-Title-and-Text" presentation:presentation-page-layout-name="Master1-PPL12" draw:id="Slide-262">
        <draw:frame draw:id="id102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What he does (8:10-14)<text:s text:c="1"/></text:span><text:span text:style-name="a564" text:class-names=""/></text:p>
          </draw:text-box>
          <svg:title/>
          <svg:desc/>
        </draw:frame>
        <draw:frame draw:id="id103" presentation:style-name="a579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He once strengthened Christ and raised him from the dead (8:11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e now lives within us and controls us (8:9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He now strengthens us and will someday raise us from the dead (8:10, 12-14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8" draw:style-name="a580" draw:master-page-name="Master1-Layout12-tx-Title-and-Text" presentation:presentation-page-layout-name="Master1-PPL12" draw:id="Slide-263">
        <draw:frame draw:id="id104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THE BELIEVER HAS A NEW GUEST (8:9-14).<text:s text:c="1"/></text:span><text:span text:style-name="a582" text:class-names=""/></text:p>
          </draw:text-box>
          <svg:title/>
          <svg:desc/>
        </draw:frame>
        <draw:frame draw:id="id105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Who he is (8:9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What he does (8:10-14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9" draw:style-name="a595" draw:master-page-name="Master1-Layout12-tx-Title-and-Text" presentation:presentation-page-layout-name="Master1-PPL12" draw:id="Slide-264">
        <draw:frame draw:id="id106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ROMANS 8</text:span><text:span text:style-name="a597" text:class-names=""/></text:p>
          </draw:text-box>
          <svg:title/>
          <svg:desc/>
        </draw:frame>
        <draw:frame draw:id="id107" presentation:style-name="a612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THE BELIEVER HAS A NEW POSITION (8:1-8)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THE BELIEVER HAS A NEW GUEST (8:9-14)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BELIEVER HAS A NEW ADOPTION (8:15-17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0" draw:style-name="a613" draw:master-page-name="Master1-Layout12-tx-Title-and-Text" presentation:presentation-page-layout-name="Master1-PPL12" draw:id="Slide-265">
        <draw:frame draw:id="id108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THE BELIEVER HAS A NEW ADOPTION (8:15-17):<text:s text:c="1"/></text:span><text:span text:style-name="a615" text:class-names=""/></text:p>
          </draw:text-box>
          <svg:title/>
          <svg:desc/>
        </draw:frame>
        <draw:frame draw:id="id109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Giving us an intimacy with the Father (8:15-16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Giving us an inheritance from the Father (8:17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1" draw:style-name="a628" draw:master-page-name="Master1-Layout12-tx-Title-and-Text" presentation:presentation-page-layout-name="Master1-PPL12" draw:id="Slide-266">
        <draw:frame draw:id="id110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ROMANS 8</text:span><text:span text:style-name="a630" text:class-names=""/></text:p>
          </draw:text-box>
          <svg:title/>
          <svg:desc/>
        </draw:frame>
        <draw:frame draw:id="id111" presentation:style-name="a648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THE BELIEVER HAS A NEW POSITION (8:1-8)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THE BELIEVER HAS A NEW GUEST (8:9-14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THE BELIEVER HAS A NEW ADOPTION (8:15-17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THE BELIEVER HAS A NEW HOPE (8:18-25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2" draw:style-name="a649" draw:master-page-name="Master1-Layout1-title-Title-Slide" presentation:presentation-page-layout-name="Master1-PPL1" draw:id="Slide-267">
        <draw:frame draw:id="id112" presentation:style-name="a653" draw:name="Title 1" svg:x="1.38in" svg:y="0.83in" svg:width="10.3in" svg:height="4.42in" presentation:class="title" presentation:placeholder="false">
          <draw:text-box>
            <text:p text:style-name="a652" text:class-names="" text:cond-style-name=""><text:span text:style-name="a650" text:class-names="">THE BELIEVER HAS A NEW HOPE (8:18-25):<text:s text:c="1"/></text:span><text:span text:style-name="a651" text:class-names=""/></text:p>
          </draw:text-box>
          <svg:title/>
          <svg:desc/>
        </draw:frame>
        <draw:frame draw:id="id113" presentation:style-name="a658" draw:name="Subtitle 2" svg:x="1.38in" svg:y="5.25in" svg:width="10.3in" svg:height="1.85in" presentation:class="subtitle" presentation:placeholder="false">
          <draw:text-box>
            <text:p text:style-name="a655" text:class-names="" text:cond-style-name=""><text:span text:style-name="a654" text:class-names=""><text:s text:c="1"/>Christians (8:18, 23-25)<text:s text:c="1"/></text:span></text:p>
            <text:p text:style-name="a657" text:class-names="" text:cond-style-name=""><text:span text:style-name="a656" text:class-names=""/></text:p>
          </draw:text-box>
          <svg:title/>
          <svg:desc/>
        </draw:frame>
      </draw:page>
      <draw:page draw:name="Slide13" draw:style-name="a659" draw:master-page-name="Master1-Layout12-tx-Title-and-Text" presentation:presentation-page-layout-name="Master1-PPL12" draw:id="Slide-268">
        <draw:frame draw:id="id114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Christians (8:18, 23-25)<text:s text:c="1"/></text:span><text:span text:style-name="a661" text:class-names=""/></text:p>
          </draw:text-box>
          <svg:title/>
          <svg:desc/>
        </draw:frame>
        <draw:frame draw:id="id115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present grief (8:18a, 23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future glory (8:18b, 24-25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4" draw:style-name="a674" draw:master-page-name="Master1-Layout12-tx-Title-and-Text" presentation:presentation-page-layout-name="Master1-PPL12" draw:id="Slide-269">
        <draw:frame draw:id="id116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The future glory (8:18b, 24-25)<text:s text:c="1"/></text:span><text:span text:style-name="a676" text:class-names=""/></text:p>
          </draw:text-box>
          <svg:title/>
          <svg:desc/>
        </draw:frame>
        <draw:frame draw:id="id117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comparison (8:18b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command (8:24-25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5" draw:style-name="a689" draw:master-page-name="Master1-Layout12-tx-Title-and-Text" presentation:presentation-page-layout-name="Master1-PPL12" draw:id="Slide-270">
        <draw:frame draw:id="id118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Christians (8:18, 23-25)<text:s text:c="1"/></text:span><text:span text:style-name="a691" text:class-names=""/></text:p>
          </draw:text-box>
          <svg:title/>
          <svg:desc/>
        </draw:frame>
        <draw:frame draw:id="id119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 present grief (8:18a, 23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future glory (8:18b, 24-25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6" draw:style-name="a704" draw:master-page-name="Master1-Layout12-tx-Title-and-Text" presentation:presentation-page-layout-name="Master1-PPL12" draw:id="Slide-271">
        <draw:frame draw:id="id120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THE BELIEVER HAS A NEW HOPE (8:18-25):<text:s text:c="1"/></text:span><text:span text:style-name="a706" text:class-names=""/></text:p>
          </draw:text-box>
          <svg:title/>
          <svg:desc/>
        </draw:frame>
        <draw:frame draw:id="id121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Christians (8:18, 23-25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Creation (8:19-22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17" draw:style-name="a719" draw:master-page-name="Master1-Layout12-tx-Title-and-Text" presentation:presentation-page-layout-name="Master1-PPL12" draw:id="Slide-272">
        <draw:frame draw:id="id122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Creation (8:19-22)<text:s text:c="1"/></text:span><text:span text:style-name="a721" text:class-names=""/></text:p>
          </draw:text-box>
          <svg:title/>
          <svg:desc/>
        </draw:frame>
        <draw:frame draw:id="id123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Nature, the victim (8:20, 21b-22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Nature, the victor (8:19, 21a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8" draw:style-name="a734" draw:master-page-name="Master1-Layout12-tx-Title-and-Text" presentation:presentation-page-layout-name="Master1-PPL12" draw:id="Slide-273">
        <draw:frame draw:id="id124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THE BELIEVER HAS A NEW HOPE (8:18-25):<text:s text:c="1"/></text:span><text:span text:style-name="a736" text:class-names=""/></text:p>
          </draw:text-box>
          <svg:title/>
          <svg:desc/>
        </draw:frame>
        <draw:frame draw:id="id125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Christians (8:18, 23-25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Creation (8:19-22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9" draw:style-name="a749" draw:master-page-name="Master1-Layout12-tx-Title-and-Text" presentation:presentation-page-layout-name="Master1-PPL12" draw:id="Slide-274">
        <draw:frame draw:id="id126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ROMANS 8</text:span><text:span text:style-name="a751" text:class-names=""/></text:p>
          </draw:text-box>
          <svg:title/>
          <svg:desc/>
        </draw:frame>
        <draw:frame draw:id="id127" presentation:style-name="a772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THE BELIEVER HAS A NEW POSITION (8:1-8).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THE BELIEVER HAS A NEW GUEST (8:9-14).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THE BELIEVER HAS A NEW ADOPTION (8:15-17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THE BELIEVER HAS A NEW HOPE (8:18-25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THE BELIEVER HAS A NEW PRAYER HELPER (8:26-27).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0" draw:style-name="a773" draw:master-page-name="Master1-Layout12-tx-Title-and-Text" presentation:presentation-page-layout-name="Master1-PPL12" draw:id="Slide-275">
        <draw:frame draw:id="id128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THE BELIEVER HAS A NEW PRAYER HELPER (8:26-27).<text:s text:c="1"/></text:span><text:span text:style-name="a775" text:class-names=""/></text:p>
          </draw:text-box>
          <svg:title/>
          <svg:desc/>
        </draw:frame>
        <draw:frame draw:id="id129" presentation:style-name="a790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The identity of this helper (8:26a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indispensability of this helper (8:26b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intensity of this helper (8:26c-27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21" draw:style-name="a791" draw:master-page-name="Master1-Layout12-tx-Title-and-Text" presentation:presentation-page-layout-name="Master1-PPL12" draw:id="Slide-276">
        <draw:frame draw:id="id130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<text:s text:c="1"/>The intensity of this helper (8:26c-27)<text:s text:c="1"/></text:span><text:span text:style-name="a793" text:class-names=""/></text:p>
          </draw:text-box>
          <svg:title/>
          <svg:desc/>
        </draw:frame>
        <draw:frame draw:id="id131" presentation:style-name="a805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<text:s text:c="1"/>How he prays (8:26c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What he prays (8:27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2" draw:style-name="a806" draw:master-page-name="Master1-Layout12-tx-Title-and-Text" presentation:presentation-page-layout-name="Master1-PPL12" draw:id="Slide-277">
        <draw:frame draw:id="id132" presentation:style-name="a810" draw:name="Title 1" svg:x="1.38in" svg:y="0.4in" svg:width="10.6in" svg:height="1.44965in" presentation:class="title" presentation:placeholder="false">
          <draw:text-box>
            <text:p text:style-name="a809" text:class-names="" text:cond-style-name=""><text:span text:style-name="a807" text:class-names="">THE BELIEVER HAS A NEW PRAYER HELPER (8:26-27).<text:s text:c="1"/></text:span><text:span text:style-name="a808" text:class-names=""/></text:p>
          </draw:text-box>
          <svg:title/>
          <svg:desc/>
        </draw:frame>
        <draw:frame draw:id="id133" presentation:style-name="a823" draw:name="Text Placeholder 2" svg:x="1.38in" svg:y="2in" svg:width="9.4in" svg:height="4.75868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<text:s text:c="1"/>The identity of this helper (8:26a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The indispensability of this helper (8:26b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The intensity of this helper (8:26c-27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draw:page draw:name="Slide23" draw:style-name="a824" draw:master-page-name="Master1-Layout12-tx-Title-and-Text" presentation:presentation-page-layout-name="Master1-PPL12" draw:id="Slide-278">
        <draw:frame draw:id="id134" presentation:style-name="a828" draw:name="Title 1" svg:x="1.38in" svg:y="0.4in" svg:width="10.6in" svg:height="1.44965in" presentation:class="title" presentation:placeholder="false">
          <draw:text-box>
            <text:p text:style-name="a827" text:class-names="" text:cond-style-name=""><text:span text:style-name="a825" text:class-names="">ROMANS 8</text:span><text:span text:style-name="a826" text:class-names=""/></text:p>
          </draw:text-box>
          <svg:title/>
          <svg:desc/>
        </draw:frame>
        <draw:frame draw:id="id135" presentation:style-name="a850" draw:name="Text Placeholder 2" svg:x="1.38in" svg:y="2in" svg:width="9.4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THE BELIEVER HAS A NEW POSITION (8:1-8).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THE BELIEVER HAS A NEW GUEST (8:9-14).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THE BELIEVER HAS A NEW ADOPTION (8:15-17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THE BELIEVER HAS A NEW HOPE (8:18-25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HE BELIEVER HAS A NEW PRAYER HELPER (8:26-27).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THE BELIEVER HAS A NEW CONFIDENCE (8:28).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4" draw:style-name="a851" draw:master-page-name="Master1-Layout12-tx-Title-and-Text" presentation:presentation-page-layout-name="Master1-PPL12" draw:id="Slide-279">
        <draw:frame draw:id="id136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THE BELIEVER HAS A NEW CONFIDENCE (8:28).<text:s text:c="1"/></text:span><text:span text:style-name="a853" text:class-names=""/></text:p>
          </draw:text-box>
          <svg:title/>
          <svg:desc/>
        </draw:frame>
        <draw:frame draw:id="id137" presentation:style-name="a865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<text:s text:c="1"/>What it involves (8:28a): God causes everything to work together for good.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Whom it involves (8:28b)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5" draw:style-name="a866" draw:master-page-name="Master1-Layout13-twoColTx-Title-and-2-Column-Text" presentation:presentation-page-layout-name="Master1-PPL13" draw:id="Slide-280">
        <draw:frame draw:id="id138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ROMANS 8</text:span><text:span text:style-name="a868" text:class-names=""/></text:p>
          </draw:text-box>
          <svg:title/>
          <svg:desc/>
        </draw:frame>
        <draw:frame draw:id="id139" presentation:style-name="a883" draw:name="Text Placeholder 2" svg:x="1.38021in" svg:y="2in" svg:width="4.61632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THE BELIEVER HAS A NEW POSITION (8:1-8).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THE BELIEVER HAS A NEW GUEST (8:9-14).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THE BELIEVER HAS A NEW ADOPTION (8:15-17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title/>
          <svg:desc/>
        </draw:frame>
        <draw:frame draw:id="id140" presentation:style-name="a899" draw:name="Text Placeholder 3" svg:x="6.16319in" svg:y="2in" svg:width="4.61632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THE BELIEVER HAS A NEW HOPE (8:18-25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THE BELIEVER HAS A NEW PRAYER HELPER (8:26-27).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THE BELIEVER HAS A NEW CONFIDENCE (8:28).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THE BELIEVER HAS A NEW DESTINY (8:29-39).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6" draw:style-name="a900" draw:master-page-name="Master1-Layout12-tx-Title-and-Text" presentation:presentation-page-layout-name="Master1-PPL12" draw:id="Slide-281">
        <draw:frame draw:id="id141" presentation:style-name="a904" draw:name="Title 1" svg:x="1.38in" svg:y="0.4in" svg:width="10.6in" svg:height="1.44965in" presentation:class="title" presentation:placeholder="false">
          <draw:text-box>
            <text:p text:style-name="a903" text:class-names="" text:cond-style-name=""><text:span text:style-name="a901" text:class-names="">THE BELIEVER HAS A NEW DESTINY (8:29-39).<text:s text:c="1"/></text:span><text:span text:style-name="a902" text:class-names=""/></text:p>
          </draw:text-box>
          <svg:title/>
          <svg:desc/>
        </draw:frame>
        <draw:frame draw:id="id142" presentation:style-name="a914" draw:name="Text Placeholder 2" svg:x="1.38in" svg:y="2in" svg:width="9.4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<text:s text:c="1"/>The summary (8:29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The steps (8:30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27" draw:style-name="a915" draw:master-page-name="Master1-Layout12-tx-Title-and-Text" presentation:presentation-page-layout-name="Master1-PPL12" draw:id="Slide-282">
        <draw:frame draw:id="id143" presentation:style-name="a919" draw:name="Title 1" svg:x="1.38in" svg:y="0.4in" svg:width="10.6in" svg:height="1.44965in" presentation:class="title" presentation:placeholder="false">
          <draw:text-box>
            <text:p text:style-name="a918" text:class-names="" text:cond-style-name=""><text:span text:style-name="a916" text:class-names=""><text:s text:c="1"/>The steps (8:30)<text:s text:c="1"/></text:span><text:span text:style-name="a917" text:class-names=""/></text:p>
          </draw:text-box>
          <svg:title/>
          <svg:desc/>
        </draw:frame>
        <draw:frame draw:id="id144" presentation:style-name="a938" draw:name="Text Placeholder 2" svg:x="1.38in" svg:y="2in" svg:width="9.4in" svg:height="4.75868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<text:s text:c="1"/>We were foreknown by the Father (8:30a).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We were predestined by the Father (8:30b).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We were called by the Father (8:30c).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We were justified by the Father (8:30d).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We were glorified by the Father (8:30e).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28" draw:style-name="a939" draw:master-page-name="Master1-Layout12-tx-Title-and-Text" presentation:presentation-page-layout-name="Master1-PPL12" draw:id="Slide-283">
        <draw:frame draw:id="id145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THE BELIEVER HAS A NEW DESTINY (8:29-39).<text:s text:c="1"/></text:span><text:span text:style-name="a941" text:class-names=""/></text:p>
          </draw:text-box>
          <svg:title/>
          <svg:desc/>
        </draw:frame>
        <draw:frame draw:id="id146" presentation:style-name="a956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<text:s text:c="1"/>The summary (8:29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<text:s text:c="1"/>The steps (8:30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<text:s text:c="1"/>The security (8:31-39)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draw:page>
      <draw:page draw:name="Slide29" draw:style-name="a957" draw:master-page-name="Master1-Layout1-title-Title-Slide" presentation:presentation-page-layout-name="Master1-PPL1" draw:id="Slide-284">
        <draw:frame draw:id="id147" presentation:style-name="a961" draw:name="Title 1" svg:x="1.38in" svg:y="0.83in" svg:width="10.3in" svg:height="4.42in" presentation:class="title" presentation:placeholder="false">
          <draw:text-box>
            <text:p text:style-name="a960" text:class-names="" text:cond-style-name=""><text:span text:style-name="a958" text:class-names=""><text:s text:c="1"/>The security (8:31-39)<text:s text:c="1"/></text:span><text:span text:style-name="a959" text:class-names=""/></text:p>
          </draw:text-box>
          <svg:title/>
          <svg:desc/>
        </draw:frame>
        <draw:frame draw:id="id148" presentation:style-name="a966" draw:name="Subtitle 2" svg:x="1.38in" svg:y="5.25in" svg:width="10.3in" svg:height="1.85in" presentation:class="subtitle" presentation:placeholder="false">
          <draw:text-box>
            <text:p text:style-name="a963" text:class-names="" text:cond-style-name=""><text:span text:style-name="a962" text:class-names=""><text:s text:c="1"/>There exists no possible accusation against believers (8:31-34).<text:s text:c="1"/></text:span></text:p>
            <text:p text:style-name="a965" text:class-names="" text:cond-style-name=""><text:span text:style-name="a964" text:class-names=""/></text:p>
          </draw:text-box>
          <svg:title/>
          <svg:desc/>
        </draw:frame>
      </draw:page>
      <draw:page draw:name="Slide30" draw:style-name="a967" draw:master-page-name="Master1-Layout1-title-Title-Slide" presentation:presentation-page-layout-name="Master1-PPL1" draw:id="Slide-285">
        <draw:frame draw:id="id149" presentation:style-name="a971" draw:name="Title 1" svg:x="1.38in" svg:y="0.83in" svg:width="10.3in" svg:height="4.42in" presentation:class="title" presentation:placeholder="false">
          <draw:text-box>
            <text:p text:style-name="a970" text:class-names="" text:cond-style-name=""><text:span text:style-name="a968" text:class-names=""><text:s text:c="1"/>There exists no possible accusation against believers (8:31-34).<text:s text:c="1"/></text:span><text:span text:style-name="a969" text:class-names=""/></text:p>
          </draw:text-box>
          <svg:title/>
          <svg:desc/>
        </draw:frame>
        <draw:frame draw:id="id150" presentation:style-name="a976" draw:name="Subtitle 2" svg:x="1.38in" svg:y="5.25in" svg:width="10.3in" svg:height="1.85in" presentation:class="subtitle" presentation:placeholder="false">
          <draw:text-box>
            <text:p text:style-name="a973" text:class-names="" text:cond-style-name=""><text:span text:style-name="a972" text:class-names=""><text:s text:c="1"/>The Father will not allow this (8:31-33).<text:s text:c="1"/></text:span></text:p>
            <text:p text:style-name="a975" text:class-names="" text:cond-style-name=""><text:span text:style-name="a974" text:class-names=""/></text:p>
          </draw:text-box>
          <svg:title/>
          <svg:desc/>
        </draw:frame>
      </draw:page>
      <draw:page draw:name="Slide31" draw:style-name="a977" draw:master-page-name="Master1-Layout12-tx-Title-and-Text" presentation:presentation-page-layout-name="Master1-PPL12" draw:id="Slide-286">
        <draw:frame draw:id="id151" presentation:style-name="a981" draw:name="Title 1" svg:x="1.38in" svg:y="0.4in" svg:width="10.6in" svg:height="1.44965in" presentation:class="title" presentation:placeholder="false">
          <draw:text-box>
            <text:p text:style-name="a980" text:class-names="" text:cond-style-name=""><text:span text:style-name="a978" text:class-names=""><text:s text:c="1"/>The Father will not allow this (8:31-33).<text:s text:c="1"/></text:span><text:span text:style-name="a979" text:class-names=""/></text:p>
          </draw:text-box>
          <svg:title/>
          <svg:desc/>
        </draw:frame>
        <draw:frame draw:id="id152" presentation:style-name="a991" draw:name="Text Placeholder 2" svg:x="1.38in" svg:y="2in" svg:width="9.4in" svg:height="4.75868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><text:s text:c="1"/>He once gave us his Son (8:31-32a).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<text:s text:c="1"/>He now gives us all things (8:32b-33).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</draw:text-box>
          <svg:title/>
          <svg:desc/>
        </draw:frame>
      </draw:page>
      <draw:page draw:name="Slide32" draw:style-name="a992" draw:master-page-name="Master1-Layout12-tx-Title-and-Text" presentation:presentation-page-layout-name="Master1-PPL12" draw:id="Slide-287">
        <draw:frame draw:id="id153" presentation:style-name="a996" draw:name="Title 1" svg:x="1.38in" svg:y="0.4in" svg:width="10.6in" svg:height="1.44965in" presentation:class="title" presentation:placeholder="false">
          <draw:text-box>
            <text:p text:style-name="a995" text:class-names="" text:cond-style-name=""><text:span text:style-name="a993" text:class-names=""><text:s text:c="1"/>There exists no possible accusation against believers (8:31-34).<text:s text:c="1"/></text:span><text:span text:style-name="a994" text:class-names=""/></text:p>
          </draw:text-box>
          <svg:title/>
          <svg:desc/>
        </draw:frame>
        <draw:frame draw:id="id154" presentation:style-name="a1006" draw:name="Text Placeholder 2" svg:x="1.38in" svg:y="2in" svg:width="9.4in" svg:height="4.7586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<text:s text:c="1"/>The Father will not allow this (8:31-33).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<text:s text:c="1"/>The Son will not allow this (8:34).<text:s text:c="1"/>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</draw:text-box>
          <svg:title/>
          <svg:desc/>
        </draw:frame>
      </draw:page>
      <draw:page draw:name="Slide33" draw:style-name="a1007" draw:master-page-name="Master1-Layout12-tx-Title-and-Text" presentation:presentation-page-layout-name="Master1-PPL12" draw:id="Slide-288">
        <draw:frame draw:id="id155" presentation:style-name="a1011" draw:name="Title 1" svg:x="1.38in" svg:y="0.4in" svg:width="10.6in" svg:height="1.44965in" presentation:class="title" presentation:placeholder="false">
          <draw:text-box>
            <text:p text:style-name="a1010" text:class-names="" text:cond-style-name=""><text:span text:style-name="a1008" text:class-names=""><text:s text:c="1"/>The Son will not allow this (8:34).<text:s text:c="1"/></text:span><text:span text:style-name="a1009" text:class-names=""/></text:p>
          </draw:text-box>
          <svg:title/>
          <svg:desc/>
        </draw:frame>
        <draw:frame draw:id="id156" presentation:style-name="a1024" draw:name="Text Placeholder 2" svg:x="1.38in" svg:y="2in" svg:width="9.4in" svg:height="4.75868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<text:s text:c="1"/>He died for us (8:34a).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<text:s text:c="1"/>He was resurrected for us (8:34b).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<text:s text:c="1"/>He now prays for us (8:34c).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</draw:page>
      <draw:page draw:name="Slide34" draw:style-name="a1025" draw:master-page-name="Master1-Layout12-tx-Title-and-Text" presentation:presentation-page-layout-name="Master1-PPL12" draw:id="Slide-289">
        <draw:frame draw:id="id157" presentation:style-name="a1029" draw:name="Title 1" svg:x="1.38in" svg:y="0.4in" svg:width="10.6in" svg:height="1.44965in" presentation:class="title" presentation:placeholder="false">
          <draw:text-box>
            <text:p text:style-name="a1028" text:class-names="" text:cond-style-name=""><text:span text:style-name="a1026" text:class-names=""><text:s text:c="1"/>There exists no possible accusation against believers (8:31-34).<text:s text:c="1"/></text:span><text:span text:style-name="a1027" text:class-names=""/></text:p>
          </draw:text-box>
          <svg:title/>
          <svg:desc/>
        </draw:frame>
        <draw:frame draw:id="id158" presentation:style-name="a1039" draw:name="Text Placeholder 2" svg:x="1.38in" svg:y="2in" svg:width="9.4in" svg:height="4.75868in" presentation:class="outline" presentation:placeholder="false">
          <draw:text-box>
            <text:list text:style-name="a1032">
              <text:list-item>
                <text:p text:style-name="a1031" text:class-names="" text:cond-style-name=""><text:span text:style-name="a1030" text:class-names=""><text:s text:c="1"/>The Father will not allow this (8:31-33).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<text:s text:c="1"/>The Son will not allow this (8:34).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title/>
          <svg:desc/>
        </draw:frame>
      </draw:page>
      <draw:page draw:name="Slide35" draw:style-name="a1040" draw:master-page-name="Master1-Layout12-tx-Title-and-Text" presentation:presentation-page-layout-name="Master1-PPL12" draw:id="Slide-290">
        <draw:frame draw:id="id159" presentation:style-name="a1044" draw:name="Title 1" svg:x="1.38in" svg:y="0.4in" svg:width="10.6in" svg:height="1.44965in" presentation:class="title" presentation:placeholder="false">
          <draw:text-box>
            <text:p text:style-name="a1043" text:class-names="" text:cond-style-name=""><text:span text:style-name="a1041" text:class-names=""><text:s text:c="1"/>The security (8:31-39)<text:s text:c="1"/></text:span><text:span text:style-name="a1042" text:class-names=""/></text:p>
          </draw:text-box>
          <svg:title/>
          <svg:desc/>
        </draw:frame>
        <draw:frame draw:id="id160" presentation:style-name="a1054" draw:name="Text Placeholder 2" svg:x="1.38in" svg:y="2in" svg:width="9.4in" svg:height="4.75868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5" text:class-names=""><text:s text:c="1"/>There exists no possible accusation against believers (8:31-34).<text:s text:c="1"/>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<text:s text:c="1"/>There exists no possible separation from the Saviour (8:35-39):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</draw:text-box>
          <svg:title/>
          <svg:desc/>
        </draw:frame>
      </draw:page>
      <draw:page draw:name="Slide36" draw:style-name="a1055" draw:master-page-name="Master1-Layout12-tx-Title-and-Text" presentation:presentation-page-layout-name="Master1-PPL12" draw:id="Slide-291">
        <draw:frame draw:id="id161" presentation:style-name="a1059" draw:name="Title 1" svg:x="1.38in" svg:y="0.4in" svg:width="10.6in" svg:height="1.44965in" presentation:class="title" presentation:placeholder="false">
          <draw:text-box>
            <text:p text:style-name="a1058" text:class-names="" text:cond-style-name=""><text:span text:style-name="a1056" text:class-names=""><text:s text:c="1"/>There exists no possible separation from the Saviour (8:35-39):<text:s text:c="1"/></text:span><text:span text:style-name="a1057" text:class-names=""/></text:p>
          </draw:text-box>
          <svg:title/>
          <svg:desc/>
        </draw:frame>
        <draw:frame draw:id="id162" presentation:style-name="a1075" draw:name="Text Placeholder 2" svg:x="1.38in" svg:y="2in" svg:width="9.4in" svg:height="4.75868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<text:s text:c="1"/>Both life and death (8:35-38a)<text:s text:c="1"/>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<text:s text:c="1"/>Both angels and demons (8:38b)<text:s text:c="1"/>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<text:s text:c="1"/>Both present and future (8:38c)<text:s text:c="1"/>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<text:s text:c="1"/>Both height and depth (8:39)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</draw:text-box>
          <svg:title/>
          <svg:desc/>
        </draw:frame>
      </draw:page>
      <draw:page draw:name="Slide37" draw:style-name="a1076" draw:master-page-name="Master1-Layout12-tx-Title-and-Text" presentation:presentation-page-layout-name="Master1-PPL12" draw:id="Slide-292">
        <draw:frame draw:id="id163" presentation:style-name="a1080" draw:name="Title 1" svg:x="1.38in" svg:y="0.4in" svg:width="10.6in" svg:height="1.44965in" presentation:class="title" presentation:placeholder="false">
          <draw:text-box>
            <text:p text:style-name="a1079" text:class-names="" text:cond-style-name=""><text:span text:style-name="a1077" text:class-names=""><text:s text:c="1"/>The security (8:31-39)<text:s text:c="1"/></text:span><text:span text:style-name="a1078" text:class-names=""/></text:p>
          </draw:text-box>
          <svg:title/>
          <svg:desc/>
        </draw:frame>
        <draw:frame draw:id="id164" presentation:style-name="a1090" draw:name="Text Placeholder 2" svg:x="1.38in" svg:y="2in" svg:width="9.4in" svg:height="4.75868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<text:s text:c="1"/>There exists no possible accusation against believers (8:31-34).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<text:s text:c="1"/>There exists no possible separation from the Saviour (8:35-39):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</draw:text-box>
          <svg:title/>
          <svg:desc/>
        </draw:frame>
      </draw:page>
      <draw:page draw:name="Slide38" draw:style-name="a1091" draw:master-page-name="Master1-Layout12-tx-Title-and-Text" presentation:presentation-page-layout-name="Master1-PPL12" draw:id="Slide-293">
        <draw:frame draw:id="id165" presentation:style-name="a1095" draw:name="Title 1" svg:x="1.38in" svg:y="0.4in" svg:width="10.6in" svg:height="1.44965in" presentation:class="title" presentation:placeholder="false">
          <draw:text-box>
            <text:p text:style-name="a1094" text:class-names="" text:cond-style-name=""><text:span text:style-name="a1092" text:class-names="">THE BELIEVER HAS A NEW DESTINY (8:29-39).<text:s text:c="1"/></text:span><text:span text:style-name="a1093" text:class-names=""/></text:p>
          </draw:text-box>
          <svg:title/>
          <svg:desc/>
        </draw:frame>
        <draw:frame draw:id="id166" presentation:style-name="a1108" draw:name="Text Placeholder 2" svg:x="1.38in" svg:y="2in" svg:width="9.4in" svg:height="4.75868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<text:s text:c="1"/>The summary (8:29):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<text:s text:c="1"/>The steps (8:30)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The security (8:31-39)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</draw:text-box>
          <svg:title/>
          <svg:desc/>
        </draw:frame>
      </draw:page>
      <draw:page draw:name="Slide39" draw:style-name="a1109" draw:master-page-name="Master1-Layout13-twoColTx-Title-and-2-Column-Text" presentation:presentation-page-layout-name="Master1-PPL13" draw:id="Slide-294">
        <draw:frame draw:id="id167" presentation:style-name="a1113" draw:name="Title 1" svg:x="1.38in" svg:y="0.4in" svg:width="10.6in" svg:height="1.44965in" presentation:class="title" presentation:placeholder="false">
          <draw:text-box>
            <text:p text:style-name="a1112" text:class-names="" text:cond-style-name=""><text:span text:style-name="a1110" text:class-names="">ROMANS 8</text:span><text:span text:style-name="a1111" text:class-names=""/></text:p>
          </draw:text-box>
          <svg:title/>
          <svg:desc/>
        </draw:frame>
        <draw:frame draw:id="id168" presentation:style-name="a1126" draw:name="Text Placeholder 2" svg:x="1.38021in" svg:y="2in" svg:width="4.61632in" svg:height="4.75868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THE BELIEVER HAS A NEW POSITION (8:1-8).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THE BELIEVER HAS A NEW GUEST (8:9-14).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THE BELIEVER HAS A NEW ADOPTION (8:15-17):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/></text:p>
              </text:list-item>
            </text:list>
          </draw:text-box>
          <svg:title/>
          <svg:desc/>
        </draw:frame>
        <draw:frame draw:id="id169" presentation:style-name="a1142" draw:name="Text Placeholder 3" svg:x="6.16319in" svg:y="2in" svg:width="4.61632in" svg:height="4.75868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THE BELIEVER HAS A NEW HOPE (8:18-25):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THE BELIEVER HAS A NEW PRAYER HELPER (8:26-27).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THE BELIEVER HAS A NEW CONFIDENCE (8:28).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THE BELIEVER HAS A NEW DESTINY (8:29-39).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8</dc:title>
    <meta:initial-creator>David STRICKLAND</meta:initial-creator>
    <dc:creator>David STRICKLAND</dc:creator>
    <meta:creation-date>2020-02-22T17:40:59Z</meta:creation-date>
    <dc:date>2020-02-22T17:41:00Z</dc:date>
    <meta:template xlink:href="BibleStudy" xlink:type="simple"/>
    <meta:editing-cycles>1</meta:editing-cycles>
    <meta:editing-duration>PT0S</meta:editing-duration>
    <meta:document-statistic meta:paragraph-count="143" meta:word-count="1233"/>
  </office:meta>
</office:document-meta>
</file>